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1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16.75cm"/>
      <style:paragraph-properties style:writing-mode="lr-tb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5cm" fo:min-width="17.5cm"/>
      <style:paragraph-properties style:writing-mode="lr-tb"/>
    </style:style>
    <style:style style:name="gr5" style:family="graphic" style:parent-style-name="objectwithoutfill">
      <style:graphic-properties draw:marker-end="Linienspitzen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5.8cm" fo:margin-right="0cm" fo:text-align="start" fo:text-indent="0cm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2.75cm" svg:height="3cm" svg:x="3.75cm" svg:y="2.25cm">
          <text:p text:style-name="P1">template-full-width-meta.php</text:p>
          <text:p text:style-name="P1">get_template_part( 'singular-meta' );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7.25cm" svg:height="2.75cm" svg:x="1.5cm" svg:y="7.5cm">
          <text:p text:style-name="P1">singular-meta.php</text:p>
          <text:p text:style-name="P1">get_template_part( 'content-meta', get_post_type() );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10.125cm" svg:y1="5.25cm" svg:x2="10.125cm" svg:y2="7.5cm" draw:start-shape="id1" draw:start-glue-point="2" draw:end-shape="id2" draw:end-glue-point="0" svg:d="M10125 5250v501 1248 501" svg:viewBox="0 0 1 2251">
          <text:p/>
        </draw:connector>
        <draw:custom-shape draw:style-name="gr4" draw:text-style-name="P1" xml:id="id3" draw:id="id3" draw:layer="layout" svg:width="18cm" svg:height="15.25cm" svg:x="1.5cm" svg:y="12cm">
          <text:p text:style-name="P1">content-meta.php</text:p>
          <text:p text:style-name="P1"/>
          <text:p text:style-name="P3"><text:span text:style-name="T1"><text:tab/></text:span><text:span text:style-name="T1">&lt;div class="post-inner" id="post-inner"&gt;</text:span></text:p>
          <text:p text:style-name="P3"><text:span text:style-name="T1"><text:tab/></text:span><text:span text:style-name="T1"><text:tab/></text:span><text:span text:style-name="T1">&lt;div class="entry-content alignwide size-large" &gt;</text:span></text:p>
          <text:p text:style-name="P3"><text:span text:style-name="T1"><text:s/></text:span></text:p>
          <text:p text:style-name="P3"><text:span text:style-name="T1"><text:s text:c="8"/></text:span><text:span text:style-name="T1"><text:tab/></text:span><text:span text:style-name="T1">&lt;?php</text:span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$fields = get_field_objects();</text:span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if( $fields ): ?&gt;</text:span></text:p>
          <text:p text:style-name="P3"><text:span text:style-name="T1"><text:s text:c="16"/></text:span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&lt;ul class="tci-meta alignwide" &gt;</text:span></text:p>
          <text:p text:style-name="P3"><text:span text:style-name="T1"><text:s text:c="6"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&lt;?php </text:span></text:p>
          <text:p text:style-name="P3"><text:span text:style-name="T1"><text:s text:c="28"/></text:span><text:span text:style-name="T1">foreach( $fields as $field ): </text:span></text:p>
          <text:p text:style-name="P3"><text:span text:style-name="T1"><text:s text:c="28"/></text:span></text:p>
          <text:p text:style-name="P3"><text:span text:style-name="T1"><text:s text:c="28"/></text:span><text:span text:style-name="T1">if ($field['value']):</text:span></text:p>
          <text:p text:style-name="P3"><text:span text:style-name="T1"><text:s text:c="32"/></text:span><text:span text:style-name="T1">if (is_array($field['value'])): ?&gt;</text:span></text:p>
          <text:p text:style-name="P3"><text:span text:style-name="T1"><text:s text:c="36"/></text:span><text:span text:style-name="T1">&lt;li&gt;&lt;strong&gt;&lt;?php echo $field['label']; ?&gt;:&lt;/strong&gt; &lt;?php echo implode(", ",$field['value']); ?&gt;&lt;/li&gt;</text:span></text:p>
          <text:p text:style-name="P3"><text:span text:style-name="T1"><text:s text:c="32"/></text:span><text:span text:style-name="T1">&lt;?php else: ?&gt;</text:span></text:p>
          <text:p text:style-name="P3"><text:span text:style-name="T1"><text:s text:c="36"/></text:span><text:span text:style-name="T1">&lt;li&gt;&lt;strong&gt;&lt;?php echo $field['label']; ?&gt;:&lt;/strong&gt; &lt;?php echo $field['value']; ?&gt;&lt;/li&gt;</text:span></text:p>
          <text:p text:style-name="P3"><text:span text:style-name="T1"><text:s text:c="32"/></text:span><text:span text:style-name="T1">&lt;?php endif; ?&gt; </text:span></text:p>
          <text:p text:style-name="P3"><text:span text:style-name="T1"><text:s text:c="28"/></text:span><text:span text:style-name="T1">&lt;?php endif; ?&gt; </text:span></text:p>
          <text:p text:style-name="P3"><text:span text:style-name="T1"><text:s text:c="8"/></text:span><text:span text:style-name="T1"><text:tab/></text:span><text:span text:style-name="T1"><text:tab/></text:span><text:span text:style-name="T1"><text:tab/></text:span><text:span text:style-name="T1"><text:tab/></text:span><text:span text:style-name="T1">&lt;?php endforeach; ?&gt;</text:span></text:p>
          <text:p text:style-name="P3"><text:span text:style-name="T1"><text:s text:c="3"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&lt;/ul&gt;</text:span></text:p>
          <text:p text:style-name="P3"><text:span text:style-name="T1"><text:s text:c="20"/></text:span></text:p>
          <text:p text:style-name="P3"><text:span text:style-name="T1"><text:tab/></text:span><text:span text:style-name="T1"><text:tab/></text:span><text:span text:style-name="T1"><text:tab/></text:span><text:span text:style-name="T1">&lt;?php endif; ?&gt;</text:span></text:p>
          <text:p text:style-name="P3"><text:span text:style-name="T1"><text:s text:c="7"/></text:span></text:p>
          <text:p text:style-name="P3"><text:span text:style-name="T1"/></text:p>
          <text:p text:style-name="P3"><text:span text:style-name="T1"><text:tab/></text:span><text:span text:style-name="T1"><text:tab/></text:span><text:span text:style-name="T1"><text:tab/></text:span><text:span text:style-name="T1">&lt;?php </text:span></text:p>
          <text:p text:style-name="P3"><text:span text:style-name="T1"><text:tab/></text:span><text:span text:style-name="T1"><text:tab/></text:span><text:span text:style-name="T1"><text:tab/></text:span><text:span text:style-name="T1">the_content();</text:span></text:p>
          <text:p text:style-name="P3"><text:span text:style-name="T1"><text:tab/></text:span><text:span text:style-name="T1"><text:tab/></text:span><text:span text:style-name="T1"><text:tab/></text:span><text:span text:style-name="T1">wp_link_pages( array(</text:span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'before' <text:s text:c="10"/>=&gt; '&lt;nav class="post-nav-links bg-light-background"&gt;</text:span></text:p>
          <text:p text:style-name="P3"><text:span text:style-name="T1"/></text:p>
          <text:p text:style-name="P3"><text:span text:style-name="T1"><text:s text:c="56"/></text:span><text:span text:style-name="T1">&lt;span class="label"&gt;' . __( 'Pages:', 'chaplin' ) . '&lt;/span&gt;',</text:span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'after' <text:s text:c="11"/>=&gt; '&lt;/nav&gt;',</text:span></text:p>
          <text:p text:style-name="P3"><text:span text:style-name="T1"><text:tab/></text:span><text:span text:style-name="T1"><text:tab/></text:span><text:span text:style-name="T1"><text:tab/></text:span><text:span text:style-name="T1">) );</text:span></text:p>
          <text:p text:style-name="P3"><text:span text:style-name="T1"><text:tab/></text:span><text:span text:style-name="T1"><text:tab/></text:span><text:span text:style-name="T1"><text:tab/></text:span><text:span text:style-name="T1">if ( $_post_type !== 'post' ) {</text:span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edit_post_link();</text:span></text:p>
          <text:p text:style-name="P3"><text:span text:style-name="T1"><text:tab/></text:span><text:span text:style-name="T1"><text:tab/></text:span><text:span text:style-name="T1"><text:tab/></text:span><text:span text:style-name="T1">}</text:span></text:p>
          <text:p text:style-name="P3"><text:span text:style-name="T1"><text:s text:c="12"/></text:span></text:p>
          <text:p text:style-name="P3"><text:span text:style-name="T1"><text:s text:c="12"/></text:span><text:span text:style-name="T1">?&gt;</text:span></text:p>
          <text:p text:style-name="P3"><text:span text:style-name="T1"><text:s text:c="8"/></text:span><text:span text:style-name="T1">&lt;/div&gt;&lt;!-- .entry-content --&gt;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0.125cm" svg:y1="10.25cm" svg:x2="10.5cm" svg:y2="12cm" draw:start-shape="id2" draw:start-glue-point="2" draw:end-shape="id3" draw:end-glue-point="0" svg:d="M10125 10250v501l375 748v501" svg:viewBox="0 0 376 1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25T15:03:52.542000000</meta:creation-date>
    <dc:date>2020-09-25T15:13:34.830000000</dc:date>
    <meta:editing-duration>PT9M43S</meta:editing-duration>
    <meta:editing-cycles>1</meta:editing-cycles>
    <meta:document-statistic meta:object-count="5"/>
    <meta:generator>LibreOffice/7.0.0.3$Windows_X86_64 LibreOffice_project/8061b3e9204bef6b321a21033174034a5e2ea88e</meta:generator>
  </office:meta>
</office:document-meta>
</file>